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draw:shadow="visible" draw:shadow-offset-x="0.051cm" draw:shadow-offset-y="0.051cm" draw:shadow-color="#4c4c4c"/>
    </style:style>
    <style:style style:name="gr2" style:family="graphic" style:parent-style-name="standard">
      <style:graphic-properties draw:fill="solid" draw:fill-color="#ffffff" draw:textarea-horizontal-align="justify" draw:textarea-vertical-align="top" draw:auto-grow-height="false" fo:min-height="0cm" fo:min-width="0cm" fo:wrap-option="no-wrap" draw:shadow="visible" draw:shadow-offset-x="0.051cm" draw:shadow-offset-y="0.051cm" draw:shadow-color="#4c4c4c"/>
    </style:style>
    <style:style style:name="gr3" style:family="graphic" style:parent-style-name="objectwithoutfill">
      <style:graphic-properties svg:stroke-width="0.051cm" draw:marker-start-width="0.279cm" draw:marker-end="Arrow" draw:marker-end-width="0.178cm" draw:fill="none" draw:textarea-vertical-align="middle" fo:padding-top="0.151cm" fo:padding-bottom="0.151cm" fo:padding-left="0.276cm" fo:padding-right="0.276cm"/>
    </style:style>
    <style:style style:name="gr4" style:family="graphic" style:parent-style-name="objectwithoutfill">
      <style:graphic-properties svg:stroke-width="0.051cm" draw:marker-start-width="0.279cm" draw:marker-end="Arrow" draw:marker-end-width="0.178cm" draw:fill="none" draw:textarea-vertical-align="middle" fo:padding-top="0.151cm" fo:padding-bottom="0.151cm" fo:padding-left="0.276cm" fo:padding-right="0.276cm"/>
    </style:style>
    <style:style style:name="gr5" style:family="graphic" style:parent-style-name="objectwithoutfill">
      <style:graphic-properties svg:stroke-width="0.051cm" draw:marker-start-width="0.279cm" draw:marker-end="Arrow" draw:marker-end-width="0.254cm" draw:fill="none" draw:textarea-vertical-align="middle"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objectwithoutfill">
      <style:graphic-properties draw:stroke="dash" draw:stroke-dash="Ultrafine_20_2_20_Dots_20_3_20_Dashes" svg:stroke-width="0.051cm" svg:stroke-color="#999999" draw:marker-start-width="0.279cm" draw:marker-end-width="0.279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fo:min-height="0.635cm"/>
    </style:style>
    <style:style style:name="gr9" style:family="graphic" style:parent-style-name="standard">
      <style:graphic-properties draw:stroke="none" svg:stroke-color="#000000" draw:fill="none" draw:fill-color="#ffffff" fo:min-height="0.512cm"/>
    </style:style>
    <style:style style:name="gr10" style:family="graphic" style:parent-style-name="standard">
      <style:graphic-properties draw:stroke="none" svg:stroke-color="#000000" draw:fill="none" draw:fill-color="#ffffff" draw:textarea-vertical-align="bottom" fo:min-height="0.639cm"/>
    </style:style>
    <style:style style:name="gr11" style:family="graphic" style:parent-style-name="standard">
      <style:graphic-properties draw:stroke="none" svg:stroke-color="#000000" draw:fill="none" draw:fill-color="#ffffff" fo:min-height="0.639cm"/>
    </style:style>
    <style:style style:name="P1" style:family="paragraph">
      <style:paragraph-properties fo:text-align="center"/>
      <style:text-properties fo:font-family="'Ubuntu Light'" style:font-pitch="variable" fo:font-size="14pt" style:font-size-asian="14pt" style:font-size-complex="14pt"/>
    </style:style>
    <style:style style:name="P2" style:family="paragraph">
      <style:paragraph-properties fo:text-align="center"/>
      <style:text-properties fo:font-family="'Ubuntu Light'" style:font-style-name="Light" style:font-pitch="variable" fo:font-size="13pt" style:font-size-asian="13pt" style:font-size-complex="13pt"/>
    </style:style>
    <style:style style:name="P3" style:family="paragraph">
      <style:paragraph-properties fo:text-align="center"/>
    </style:style>
    <style:style style:name="P4" style:family="paragraph">
      <style:paragraph-properties fo:text-align="center"/>
      <style:text-properties fo:font-family="'Ubuntu Light'" style:font-pitch="variable" fo:font-size="12pt" style:font-size-asian="12pt" style:font-size-complex="12pt"/>
    </style:style>
    <style:style style:name="P5" style:family="paragraph">
      <style:text-properties fo:color="#666666" fo:font-size="12pt" style:font-size-asian="12pt" style:font-size-complex="12pt"/>
    </style:style>
    <style:style style:name="P6" style:family="paragraph">
      <style:text-properties fo:font-size="10pt" style:font-size-asian="10pt" style:font-size-complex="10pt"/>
    </style:style>
    <style:style style:name="T1" style:family="text">
      <style:text-properties fo:font-family="'Ubuntu Light'" style:font-pitch="variable" fo:font-size="14pt" style:font-size-asian="14pt" style:font-size-complex="14pt"/>
    </style:style>
    <style:style style:name="T2" style:family="text">
      <style:text-properties fo:font-family="'Ubuntu Light'" style:font-style-name="Light" style:font-pitch="variable" fo:font-size="13pt" style:font-size-asian="13pt" style:font-size-complex="13pt"/>
    </style:style>
    <style:style style:name="T3" style:family="text">
      <style:text-properties fo:font-family="'Ubuntu Light'" style:font-pitch="variable" fo:font-size="12pt" style:font-size-asian="12pt" style:font-size-complex="12pt"/>
    </style:style>
    <style:style style:name="T4" style:family="text">
      <style:text-properties fo:color="#666666" fo:font-size="12pt" style:font-size-asian="12pt" style:font-size-complex="12pt"/>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75cm" svg:height="1.524cm" svg:x="4.763cm" svg:y="0.435cm">
          <text:p text:style-name="P1"><text:span text:style-name="T1">Customer</text:span></text:p>
          <text:p text:style-name="P1"><text:span text:style-name="T1">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3.175cm" svg:height="1.524cm" svg:x="4.763cm" svg:y="7.039cm">
          <text:p text:style-name="P1"><text:span text:style-name="T1">Customer</text:span></text:p>
          <text:p text:style-name="P1"><text:span text:style-name="T1">Data 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4" draw:id="id4" draw:layer="layout" svg:width="3.175cm" svg:height="1.524cm" svg:x="1.651cm" svg:y="10.214cm">
          <text:p text:style-name="P1"><text:span text:style-name="T1">Service</text:span></text:p>
          <text:p text:style-name="P1"><text:span text:style-name="T1">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175cm" svg:height="1.524cm" svg:x="7.874cm" svg:y="10.214cm">
          <text:p text:style-name="P2"><text:span text:style-name="T2">Data </text:span></text:p>
          <text:p text:style-name="P2"><text:span text:style-name="T2">Processing</text:span></text:p>
          <text:p text:style-name="P2"><text:span text:style-name="T2">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5.588cm" svg:height="2.667cm" svg:x="3.556cm" svg:y="3.356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3" draw:layer="layout" draw:type="curve" svg:x1="4.763cm" svg:y1="1.197cm" svg:x2="3.556cm" svg:y2="4.689cm" draw:start-shape="id1" draw:end-shape="id2" draw:end-glue-point="3" svg:d="m4763 1197c-2562 0-1958 3492-1207 3492">
          <text:p/>
        </draw:connector>
        <draw:connector draw:style-name="gr4" draw:text-style-name="P3" draw:layer="layout" draw:type="curve" svg:x1="3.556cm" svg:y1="4.689cm" svg:x2="4.763cm" svg:y2="7.801cm" draw:start-shape="id2" draw:end-shape="id3" svg:d="m3556 4689c-751 0-1355 3112 1207 3112">
          <text:p/>
        </draw:connector>
        <draw:connector draw:style-name="gr5" draw:text-style-name="P3" draw:layer="layout" draw:type="curve" svg:x1="4.763cm" svg:y1="7.801cm" svg:x2="1.651cm" svg:y2="10.976cm" draw:start-shape="id3" draw:start-glue-point="3" draw:end-shape="id4" draw:end-glue-point="3" svg:d="m4763 7801c-5421 0-3865 3175-3112 3175">
          <text:p/>
        </draw:connector>
        <draw:connector draw:style-name="gr5" draw:text-style-name="P3" draw:layer="layout" draw:type="curve" svg:x1="3.238cm" svg:y1="11.738cm" svg:x2="9.461cm" svg:y2="11.738cm" draw:start-shape="id4" draw:start-glue-point="2" draw:end-shape="id5" svg:d="m3238 11738c0 829 6223 829 6223 0">
          <text:p/>
        </draw:connector>
        <draw:connector draw:style-name="gr5" draw:text-style-name="P3" draw:layer="layout" draw:type="curve" svg:x1="7.874cm" svg:y1="10.976cm" svg:x2="4.826cm" svg:y2="10.976cm" draw:start-shape="id5" draw:start-glue-point="3" draw:end-shape="id4" draw:end-glue-point="1" svg:d="m7874 10976h-3048">
          <text:p/>
        </draw:connector>
        <draw:connector draw:style-name="gr5" draw:text-style-name="P3" draw:layer="layout" draw:type="curve" svg:x1="3.238cm" svg:y1="10.214cm" svg:x2="6.35cm" svg:y2="8.563cm" draw:start-shape="id4" draw:end-shape="id3" svg:d="m3238 10214c0-1198 3112-373 3112-1651">
          <text:p/>
        </draw:connector>
        <draw:connector draw:style-name="gr4" draw:text-style-name="P3" draw:layer="layout" draw:type="curve" svg:x1="7.938cm" svg:y1="7.801cm" svg:x2="9.144cm" svg:y2="4.689cm" draw:start-shape="id3" draw:start-glue-point="1" draw:end-shape="id2" draw:end-glue-point="1" svg:d="m7938 7801c2638 0 2035-3112 1206-3112">
          <text:p/>
        </draw:connector>
        <draw:connector draw:style-name="gr4" draw:text-style-name="P3" draw:layer="layout" draw:type="curve" svg:x1="9.144cm" svg:y1="4.689cm" svg:x2="7.938cm" svg:y2="1.197cm" draw:start-shape="id2" draw:start-glue-point="1" draw:end-shape="id1" svg:d="m9144 4689c829 0 1432-3492-1206-3492">
          <text:p/>
        </draw:connector>
        <draw:custom-shape draw:style-name="gr6" draw:text-style-name="P4" draw:layer="layout" svg:width="0.381cm" svg:height="0.381cm" svg:x="2.486cm" svg:y="2.046cm">
          <text:p text:style-name="P3"><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381cm" svg:height="0.381cm" svg:x="2.44cm" svg:y="5.207cm">
          <text:p text:style-name="P3"><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0.381cm" svg:height="0.381cm" svg:x="1.341cm" svg:y="7.808cm">
          <text:p text:style-name="P3"><text:span text:style-name="T3">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381cm" svg:height="0.381cm" svg:x="5.042cm" svg:y="11.809cm">
          <text:p text:style-name="P3"><text:span text:style-name="T3">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381cm" svg:height="0.381cm" svg:x="7.343cm" svg:y="10.51cm">
          <text:p text:style-name="P3"><text:span text:style-name="T3">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381cm" svg:height="0.381cm" svg:x="3.444cm" svg:y="8.911cm">
          <text:p text:style-name="P3"><text:span text:style-name="T3">6</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381cm" svg:height="0.381cm" svg:x="9.845cm" svg:y="6.812cm">
          <text:p text:style-name="P3"><text:span text:style-name="T3">7</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 draw:text-style-name="P4" draw:layer="layout" svg:width="0.381cm" svg:height="0.381cm" svg:x="9.846cm" svg:y="2.046cm">
          <text:p text:style-name="P3"><text:span text:style-name="T3">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7" draw:text-style-name="P3" draw:layer="layout" svg:x1="0.127cm" svg:y1="4.699cm" svg:x2="12.573cm" svg:y2="4.699cm">
          <text:p/>
        </draw:line>
        <draw:frame draw:style-name="gr8" draw:text-style-name="P5" draw:layer="layout" svg:width="2.54cm" svg:height="1.199cm" svg:x="0.127cm" svg:y="3.373cm">
          <draw:text-box>
            <text:p text:style-name="P5"><text:span text:style-name="T4">Customer Network</text:span></text:p>
          </draw:text-box>
        </draw:frame>
        <draw:frame draw:style-name="gr8" draw:text-style-name="P5" draw:layer="layout" svg:width="2.767cm" svg:height="1.199cm" svg:x="9.906cm" svg:y="4.797cm">
          <draw:text-box>
            <text:p text:style-name="P5"><text:span text:style-name="T4">Fredhopper Cloud</text:span></text:p>
          </draw:text-box>
        </draw:frame>
        <draw:frame draw:style-name="gr9" draw:text-style-name="P6" draw:layer="layout" svg:width="1.778cm" svg:height="1.039cm" svg:x="2.794cm" svg:y="2.263cm">
          <draw:text-box>
            <text:p text:style-name="P6"><text:span text:style-name="T5">Post Data</text:span></text:p>
          </draw:text-box>
        </draw:frame>
        <draw:frame draw:style-name="gr9" draw:text-style-name="P6" draw:layer="layout" svg:width="1.778cm" svg:height="1.039cm" svg:x="1.778cm" svg:y="5.488cm">
          <draw:text-box>
            <text:p text:style-name="P6"><text:span text:style-name="T5">Store Data</text:span></text:p>
          </draw:text-box>
        </draw:frame>
        <draw:frame draw:style-name="gr9" draw:text-style-name="P6" draw:layer="layout" svg:width="1.778cm" svg:height="1.039cm" svg:x="1.143cm" svg:y="8.255cm">
          <draw:text-box>
            <text:p text:style-name="P6"><text:span text:style-name="T5">Pick up Data</text:span></text:p>
          </draw:text-box>
        </draw:frame>
        <draw:frame draw:style-name="gr10" draw:text-style-name="P6" draw:layer="layout" svg:width="2.667cm" svg:height="1.039cm" svg:x="5.207cm" svg:y="11.334cm">
          <draw:text-box>
            <text:p text:style-name="P6"><text:span text:style-name="T5">Post Data Job</text:span></text:p>
          </draw:text-box>
        </draw:frame>
        <draw:frame draw:style-name="gr11" draw:text-style-name="P6" draw:layer="layout" svg:width="2.667cm" svg:height="1.039cm" svg:x="5.207cm" svg:y="10.033cm">
          <draw:text-box>
            <text:p text:style-name="P6"><text:span text:style-name="T5">Fetch Job Result</text:span></text:p>
          </draw:text-box>
        </draw:frame>
        <draw:frame draw:style-name="gr9" draw:text-style-name="P6" draw:layer="layout" svg:width="1.778cm" svg:height="1.039cm" svg:x="3.683cm" svg:y="8.509cm">
          <draw:text-box>
            <text:p text:style-name="P6"><text:span text:style-name="T5">Store</text:span></text:p>
            <text:p text:style-name="P6"><text:span text:style-name="T5">Result</text:span></text:p>
          </draw:text-box>
        </draw:frame>
        <draw:frame draw:style-name="gr9" draw:text-style-name="P6" draw:layer="layout" svg:width="1.778cm" svg:height="1.039cm" svg:x="9.398cm" svg:y="7.112cm">
          <draw:text-box>
            <text:p text:style-name="P6"><text:span text:style-name="T5">Publish</text:span></text:p>
            <text:p text:style-name="P6"><text:span text:style-name="T5">Result</text:span></text:p>
          </draw:text-box>
        </draw:frame>
        <draw:frame draw:style-name="gr9" draw:text-style-name="P6" draw:layer="layout" svg:width="1.905cm" svg:height="1.039cm" svg:x="9.779cm" svg:y="2.294cm">
          <draw:text-box>
            <text:p text:style-name="P6"><text:span text:style-name="T5">Retrieve</text:span></text:p>
            <text:p text:style-name="P6"><text:span text:style-name="T5">Resul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Light'" style:font-style-name="Light" style:font-pitch="variable" fo:font-size="18pt" fo:font-style="normal" fo:text-shadow="none" style:text-underline-style="none" fo:font-weight="250"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hrooz Nobakht</meta:initial-creator>
    <meta:creation-date>2013-01-28T15:22:52</meta:creation-date>
    <dc:date>2013-01-28T15:59:41</dc:date>
    <dc:creator>Behrooz Nobakht</dc:creator>
    <meta:editing-duration>PT21M39S</meta:editing-duration>
    <meta:editing-cycles>12</meta:editing-cycles>
    <meta:generator>LibreOffice/3.6$Linux_X86_64 LibreOffice_project/360m1$Build-2</meta:generator>
    <meta:document-statistic meta:object-count="32"/>
  </office:meta>
</office:document-meta>
</file>